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6.1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Carte pentode</text:p>
          </table:table-cell>
          <table:covered-table-cell table:style-name="Default"/>
          <table:covered-table-cell/>
        </table:table-row>
        <table:table-row table:style-name="ro1">
          <table:table-cell office:value-type="string">
            <text:p>C2,C10</text:p>
          </table:table-cell>
          <table:table-cell office:value-type="string">
            <text:p><text:a xlink:href="http://www.tme.eu/fr/details/mks2-1u_50/condensateurs-de-polyester-tht/wima/mks2b041001c00kssd/#tae554d33acf84b2e6aa5e2bce1a999f9">MKS2-1U/50</text:a> </text:p>
          </table:table-cell>
          <table:table-cell office:value-type="string">
            <text:p>1µ, pas de 5</text:p>
          </table:table-cell>
        </table:table-row>
        <table:table-row table:style-name="ro1">
          <table:table-cell office:value-type="string">
            <text:p>C3,C11</text:p>
          </table:table-cell>
          <table:table-cell office:value-type="string">
            <text:p><text:a xlink:href="http://www.tme.eu/fr/details/mkp10-1u_250/condensateurs-polypropylene-standard/wima/mkp1f041005i00kssd/#tc2433d5600f54951337947a10c347ec0">MKP10-1U/250</text:a> </text:p>
          </table:table-cell>
          <table:table-cell office:value-type="string">
            <text:p>1µ 250V</text:p>
          </table:table-cell>
        </table:table-row>
        <table:table-row table:style-name="ro1">
          <table:table-cell office:value-type="string">
            <text:p>C1,C9,C5,C13</text:p>
          </table:table-cell>
          <table:table-cell office:value-type="string">
            <text:p><text:a xlink:href="http://www.tme.eu/fr/details/uvz2d010med/condensateurs-electrolytiques-tht-105c/nichicon/#te5b77a28509067b56a7bb861e46aaa82">UVZ2D010MED</text:a> </text:p>
          </table:table-cell>
          <table:table-cell office:value-type="string">
            <text:p>1µ200V Electrochimique</text:p>
          </table:table-cell>
        </table:table-row>
        <table:table-row table:style-name="ro1">
          <table:table-cell office:value-type="string">
            <text:p>C4,C6,C14</text:p>
          </table:table-cell>
          <table:table-cell office:value-type="string">
            <text:p><text:a xlink:href="http://www.tme.eu/fr/details/upx1e331mhd/condensateurs-electrolytiques-tht-105c/nichicon/#te5b77a28509067b56a7bb861e46aaa82">UPX1E331MHD</text:a> </text:p>
          </table:table-cell>
          <table:table-cell office:value-type="string">
            <text:p>330µ25V</text:p>
          </table:table-cell>
        </table:table-row>
        <table:table-row table:style-name="ro1">
          <table:table-cell office:value-type="string">
            <text:p>C7,C8,C12</text:p>
          </table:table-cell>
          <table:table-cell office:value-type="string">
            <text:p><text:a xlink:href="http://www.tme.eu/fr/details/12065c475kat2a/condensateurs-mlcc-smd-1206/avx/#t47aea4042effab0a86056ba30b272064">12065C475KAT2A</text:a> </text:p>
          </table:table-cell>
          <table:table-cell office:value-type="string">
            <text:p>4,7µ mlcc</text:p>
          </table:table-cell>
        </table:table-row>
        <table:table-row table:style-name="ro1">
          <table:table-cell office:value-type="string">
            <text:p>D1,D2,D3,D4</text:p>
          </table:table-cell>
          <table:table-cell office:value-type="string">
            <text:p><text:a xlink:href="http://www.tme.eu/fr/details/1n4148/diodes-universelles-tht/fairchild-semiconductor/#t31efd4bd3bf3fe32421ac9efa6c37781">1N4148</text:a> </text:p>
          </table:table-cell>
          <table:table-cell office:value-type="string">
            <text:p>1n4148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<text:a xlink:href="http://www.tme.eu/fr/details/de0703-10/bobines-darret-cms-de-puissance/ferrocore/#t3e1627aef9bc8f5c051519651acb8acb">DE0703-10</text:a> </text:p>
          </table:table-cell>
          <table:table-cell office:value-type="string">
            <text:p>10µH</text:p>
          </table:table-cell>
        </table:table-row>
        <table:table-row table:style-name="ro1">
          <table:table-cell office:value-type="string">
            <text:p>R1,R3,R6,R8</text:p>
          </table:table-cell>
          <table:table-cell office:value-type="string">
            <text:p><text:a xlink:href="http://www.tme.eu/fr/details/rc2512jk-0782k/resistances-cms-2512/yageo/rc2512jk-0782kl/#t53177962fddcaac3f92fbc7ad2424356">RC2512JK-0782K</text:a> </text:p>
          </table:table-cell>
          <table:table-cell office:value-type="string">
            <text:p>82k dissipation</text:p>
          </table:table-cell>
        </table:table-row>
        <table:table-row table:style-name="ro2">
          <table:table-cell office:value-type="string">
            <text:p>R2,R7</text:p>
          </table:table-cell>
          <table:table-cell office:value-type="string">
            <text:p><text:a xlink:href="http://www.tme.eu/fr/details/crcw08051m00jntabc/resistances-cms-0805/vishay/#t95ee5773db47688f9a7caf45ca773c6b">CRCW08051M00JNTABC</text:a> </text:p>
          </table:table-cell>
          <table:table-cell office:value-type="string">
            <text:p>1M</text:p>
          </table:table-cell>
        </table:table-row>
        <table:table-row table:style-name="ro2">
          <table:table-cell office:value-type="string">
            <text:p>R4,R9,R11,R12</text:p>
          </table:table-cell>
          <table:table-cell office:value-type="string">
            <text:p><text:a xlink:href="http://www.tme.eu/fr/details/crcw1206100kfktabc/resistances-cms-1206/vishay/#t51cfd344386f9a53d29bdcaf289a3041">CRCW1206100KFKTABC</text:a> </text:p>
          </table:table-cell>
          <table:table-cell office:value-type="string">
            <text:p>100k, 150V</text:p>
          </table:table-cell>
        </table:table-row>
        <table:table-row table:style-name="ro2">
          <table:table-cell office:value-type="string">
            <text:p>R5,R10</text:p>
          </table:table-cell>
          <table:table-cell office:value-type="string">
            <text:p><text:a xlink:href="http://www.tme.eu/fr/details/crcw1206470kfktabc/resistances-cms-1206/vishay/#t51cfd344386f9a53d29bdcaf289a3041">CRCW1206470KFKTABC</text:a> </text:p>
          </table:table-cell>
          <table:table-cell office:value-type="string">
            <text:p>470K, 150V</text:p>
          </table:table-cell>
        </table:table-row>
        <table:table-row table:style-name="ro1">
          <table:table-cell office:value-type="string">
            <text:p>D1,D2,D3,D4</text:p>
          </table:table-cell>
          <table:table-cell office:value-type="string">
            <text:p><text:a xlink:href="http://www.tme.eu/fr/details/1n4148-0805/diodes-universelles-cms/dc-components/cd4148ws0805c/#t36bd9c662304512c8cc1a21257ae52c5">1N4148-0805</text:a> </text:p>
          </table:table-cell>
          <table:table-cell office:value-type="string">
            <text:p>1n4148 0805</text:p>
          </table:table-cell>
        </table:table-row>
        <table:table-row table:style-name="ro1">
          <table:table-cell office:value-type="string">
            <text:p>D5,D6</text:p>
          </table:table-cell>
          <table:table-cell office:value-type="string">
            <text:p><text:a xlink:href="http://www.tme.eu/fr/details/oso5pa3131a/diodes-led-tht-3mm/optosupply/#t0150769edf09ebc4edfb9fd5a31983c4">OSO5PA3131A</text:a> </text:p>
          </table:table-cell>
          <table:table-cell office:value-type="string">
            <text:p>LED 3mm ambré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<text:a xlink:href="http://www.tme.eu/fr/details/15mq040n/diodes-schottky-cms/vishay/15mq040ntrpbf/#t0fb26877e36939c76879e8c2ae200cde">15MQ040N</text:a> </text:p>
          </table:table-cell>
          <table:table-cell office:value-type="string">
            <text:p>Schottky SMA 3A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<text:a xlink:href="http://www.tme.eu/fr/details/crcw080510k0jntabc/resistances-cms-0805/vishay/#t95ee5773db47688f9a7caf45ca773c6b">CRCW080510K0JNTABC</text:a> </text:p>
          </table:table-cell>
          <table:table-cell office:value-type="string">
            <text:p>10k 0805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<text:a xlink:href="http://www.tme.eu/fr/details/rc2512jk-071r/resistances-cms-2512/yageo/rc2512jk-071rl/#t53177962fddcaac3f92fbc7ad2424356">RC2512JK-071R</text:a> </text:p>
          </table:table-cell>
          <table:table-cell office:value-type="string">
            <text:p>1 ohm 2512</text:p>
          </table:table-cell>
        </table:table-row>
        <table:table-row table:style-name="ro1">
          <table:table-cell office:value-type="string">
            <text:p>R15,R16</text:p>
          </table:table-cell>
          <table:table-cell office:value-type="string">
            <text:p><text:a xlink:href="http://www.tme.eu/fr/details/crcw08051k00jntabc/resistances-cms-0805/vishay/#t95ee5773db47688f9a7caf45ca773c6b">CRCW08051K00JNTABC</text:a> </text:p>
          </table:table-cell>
          <table:table-cell office:value-type="string">
            <text:p>1k 0805</text:p>
          </table:table-cell>
        </table:table-row>
        <table:table-row table:style-name="ro3">
          <table:table-cell table:style-name="ce2" office:value-type="string">
            <text:p>U2,U4</text:p>
          </table:table-cell>
          <table:table-cell table:style-name="Default" office:value-type="string">
            <text:p><text:a xlink:href="http://www.tube-town.net/ttstore/Culots-supports/Culot-Nova/Socket-Saver-Noval::6272.html">Saver noval</text:a></text:p>
          </table:table-cell>
          <table:table-cell office:value-type="string">
            <text:p>Voir aussi pour le cables chez eux ?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<text:a xlink:href="http://www.tme.eu/fr/details/tsr0.5-2465/convertisseurs-dcdc/traco-power/tsr-05-2465/#t6ae13da0ff9783ee8b9da5795d95f0e1">TSR0.5-2465</text:a> </text:p>
          </table:table-cell>
          <table:table-cell office:value-type="string">
            <text:p>DCDC-6,5V .5A</text:p>
          </table:table-cell>
        </table:table-row>
        <table:table-row table:style-name="ro3">
          <table:table-cell table:style-name="ce1" office:value-type="string" table:number-columns-spanned="3" table:number-rows-spanned="1">
            <text:p>Carte préamp</text:p>
          </table:table-cell>
          <table:covered-table-cell table:style-name="Default"/>
          <table:covered-table-cell/>
        </table:table-row>
        <table:table-row table:style-name="ro1">
          <table:table-cell office:value-type="string">
            <text:p>C1,C2</text:p>
          </table:table-cell>
          <table:table-cell office:value-type="string">
            <text:p><text:a xlink:href="http://www.tme.eu/fr/details/mks2-470n_50-r/condensateurs-de-polyester-tht/wima/mks2b034701b00ko00/#tae554d33acf84b2e6aa5e2bce1a999f9">MKS2-470N/50-R</text:a> </text:p>
          </table:table-cell>
          <table:table-cell office:value-type="string">
            <text:p>Condensateur film 470nF 30V</text:p>
          </table:table-cell>
        </table:table-row>
        <table:table-row table:style-name="ro1">
          <table:table-cell office:value-type="string">
            <text:p>C3,C5,C6,C7</text:p>
          </table:table-cell>
          <table:table-cell table:style-name="Default"/>
          <table:table-cell office:value-type="string">
            <text:p>1µ 0805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3/05/2015</text:date>, <text:time>20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-Édouard Dupouy</meta:initial-creator>
    <meta:creation-date>2015-04-26T18:29:14.03</meta:creation-date>
    <dc:date>2015-05-03T20:21:44.96</dc:date>
    <dc:creator>Paul-Édouard Dupouy</dc:creator>
    <meta:editing-duration>P1DT23H7M26S</meta:editing-duration>
    <meta:editing-cycles>8</meta:editing-cycles>
    <meta:generator>OpenOffice/4.1.1$Win32 OpenOffice.org_project/411m6$Build-9775</meta:generator>
    <meta:document-statistic meta:table-count="3" meta:cell-count="64" meta:object-count="0"/>
  </office:meta>
</office:document-meta>
</file>